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31793" officeooo:paragraph-rsid="00031793" style:font-size-asian="16pt" style:font-size-complex="16pt"/>
    </style:style>
    <style:style style:name="P2" style:family="paragraph" style:parent-style-name="Text_20_body" style:list-style-name="L1">
      <style:text-properties fo:font-size="16pt" officeooo:rsid="00031793" officeooo:paragraph-rsid="00031793" style:font-size-asian="16pt" style:font-size-complex="16pt"/>
    </style:style>
    <style:style style:name="P3" style:family="paragraph" style:parent-style-name="Title">
      <style:text-properties officeooo:rsid="00031793" officeooo:paragraph-rsid="0003179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3179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officeooo:rsid="0003179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ok My Resume</text:p>
      <text:p text:style-name="Subtitle"/>
      <text:p text:style-name="Subtitle"><text:span text:style-name="T2">Project Details:</text:span><text:line-break/></text:p>
      <text:p text:style-name="P1">This website aims to provide a Resume to the client in a hassle free process.</text:p>
      <text:list xml:id="list1754706105714111143" text:style-name="L1">
        <text:list-item>
          <text:p text:style-name="P2">First a Template is chosen. There are currently 6 templates available.</text:p>
        </text:list-item>
        <text:list-item>
          <text:p text:style-name="P2">Then the career stance of the person is asked for. This helps us to determine what major points his Work Experience must include</text:p>
        </text:list-item>
        <text:list-item>
          <text:p text:style-name="P2">Personal Details of the client is taken and stored in MySQLI database for further pages.</text:p>
        </text:list-item>
        <text:list-item>
          <text:p text:style-name="P2">Text Editor is provided to allow user to enter his own set of points. </text:p>
        </text:list-item>
        <text:list-item>
          <text:p text:style-name="P2">Suggestions are also provided in the Work Experience Page [based on the career stance and field of work chosen], <text:s/>which the user can click and it gets included in the Editor.</text:p>
        </text:list-item>
        <text:list-item>
          <text:p text:style-name="P2">Regular Education Details are taken.</text:p>
        </text:list-item>
        <text:list-item>
          <text:p text:style-name="P2">A mandatory set of Skills are taken, because the hiring person would want to know the person's skills before placing an interview with him/her.</text:p>
        </text:list-item>
        <text:list-item>
          <text:p text:style-name="P2">The Resume is then displayed , the user can click back and make changes if needed. Else, he/she can click to view/print the PDF.<text:line-break/></text:p>
        </text:list-item>
      </text:list>
      <text:p text:style-name="Subtitle"><text:span text:style-name="T3">Team Members</text:span>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USN</text:p>
          </table:table-cell>
        </table:table-row>
        <table:table-row>
          <table:table-cell table:style-name="Table1.A2" office:value-type="string">
            <text:p text:style-name="P4">Rahul R Bharadwaj</text:p>
          </table:table-cell>
          <table:table-cell table:style-name="Table1.B5" office:value-type="string">
            <text:p text:style-name="P4">01FB15ECS366</text:p>
          </table:table-cell>
        </table:table-row>
        <table:table-row>
          <table:table-cell table:style-name="Table1.A2" office:value-type="string">
            <text:p text:style-name="P4">Sameer Gadicherla</text:p>
          </table:table-cell>
          <table:table-cell table:style-name="Table1.B5" office:value-type="string">
            <text:p text:style-name="P4">01FB15ECS100</text:p>
          </table:table-cell>
        </table:table-row>
        <table:table-row>
          <table:table-cell table:style-name="Table1.A2" office:value-type="string">
            <text:p text:style-name="P4">Rohith Gadamshetty</text:p>
          </table:table-cell>
          <table:table-cell table:style-name="Table1.B5" office:value-type="string">
            <text:p text:style-name="P4">01FB15ECS101</text:p>
          </table:table-cell>
        </table:table-row>
        <table:table-row>
          <table:table-cell table:style-name="Table1.A2" office:value-type="string">
            <text:p text:style-name="P4">Mandyam Deva Kumar </text:p>
          </table:table-cell>
          <table:table-cell table:style-name="Table1.B5" office:value-type="string">
            <text:p text:style-name="P4">01FB15ECS368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48:20.314608139</meta:creation-date>
    <dc:date>2016-11-07T14:01:38.711623184</dc:date>
    <meta:editing-duration>PT3M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22" meta:word-count="193" meta:character-count="1093" meta:non-whitespace-character-count="924"/>
  </office:meta>
</office:document-meta>
</file>